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5-02-1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4-02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3-02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1-03-0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20-02-10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9-02-1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8-02-02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7-02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7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6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2101</text:p>
          </table:table-cell>
          <table:table-cell office:value-type="string" calcext:value-type="string">
            <text:p>Girvin SE Quad</text:p>
          </table:table-cell>
          <table:table-cell office:value-type="string" calcext:value-type="string">
            <text:p>195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